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able_20_Contents">
      <style:text-properties style:font-name="Arial"/>
    </style:style>
    <style:style style:name="P2" style:family="paragraph" style:parent-style-name="Table_20_Contents">
      <style:paragraph-properties fo:text-align="end" style:justify-single-word="false"/>
      <style:text-properties style:font-name="Arial" fo:language="en" fo:country="GB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ext_20_body">
      <style:paragraph-properties fo:text-align="center" style:justify-single-word="false"/>
      <style:text-properties style:font-name="Arial"/>
    </style:style>
    <style:style style:name="P5" style:family="paragraph" style:parent-style-name="Text_20_body">
      <style:paragraph-properties fo:text-align="start" style:justify-single-word="false"/>
      <style:text-properties style:font-name="Arial"/>
    </style:style>
    <style:style style:name="P6" style:family="paragraph" style:parent-style-name="Text_20_body">
      <style:paragraph-properties fo:text-align="center" style:justify-single-word="false"/>
      <style:text-properties style:font-name="Arial" fo:language="en" fo:country="GB"/>
    </style:style>
    <style:style style:name="P7" style:family="paragraph" style:parent-style-name="Text_20_body">
      <style:paragraph-properties fo:text-align="start" style:justify-single-word="false"/>
    </style:style>
    <style:style style:name="P8" style:family="paragraph" style:parent-style-name="Text_20_body">
      <style:text-properties fo:font-size="12pt" fo:font-weight="normal" style:font-size-asian="12pt" style:font-weight-asian="normal" style:font-size-complex="12pt" style:font-weight-complex="normal"/>
    </style:style>
    <style:style style:name="P9" style:family="paragraph" style:parent-style-name="Title">
      <style:text-properties style:font-name="Arial"/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Heading_20_1">
      <style:paragraph-properties fo:text-align="start" style:justify-single-word="false" fo:break-before="pag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language="en" fo:country="GB"/>
    </style:style>
    <style:style style:name="T2" style:family="text">
      <style:text-properties fo:language="de" fo:country="D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Bildverwaltung<text:line-break/><text:span text:style-name="T2">Draw on Picture</text:span></text:p>
      <text:p text:style-name="P4"/>
      <text:p text:style-name="P6">Enhancement Specification</text:p>
      <text:p text:style-name="Text_20_body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P10">Inhaltsverzeichnis</text:p>
          </text:index-title>
          <text:p text:style-name="P12"><text:a xlink:type="simple" xlink:href="#__RefHeading___Toc138_1310478478" text:style-name="Index_20_Link" text:visited-style-name="Index_20_Link">Beschreibung<text:tab/>3</text:a></text:p>
          <text:p text:style-name="P12"><text:a xlink:type="simple" xlink:href="#__RefHeading__293_423100114" text:style-name="Index_20_Link" text:visited-style-name="Index_20_Link">Auswahl<text:tab/>3</text:a></text:p>
          <text:p text:style-name="P12"><text:a xlink:type="simple" xlink:href="#__RefHeading__295_423100114" text:style-name="Index_20_Link" text:visited-style-name="Index_20_Link">Speichern<text:tab/>3</text:a></text:p>
          <text:p text:style-name="P12"><text:a xlink:type="simple" xlink:href="#__RefHeading___Toc142_1310478478" text:style-name="Index_20_Link" text:visited-style-name="Index_20_Link">Umzusetzende Funktionalität<text:tab/>3</text:a></text:p>
          <text:p text:style-name="P13"><text:a xlink:type="simple" xlink:href="#__RefHeading__160_557262154" text:style-name="Index_20_Link" text:visited-style-name="Index_20_Link">Grundlegende Funktionalität<text:tab/>3</text:a></text:p>
          <text:p text:style-name="P14"><text:a xlink:type="simple" xlink:href="#__RefHeading__162_557262154" text:style-name="Index_20_Link" text:visited-style-name="Index_20_Link">Farbauswahl<text:tab/>3</text:a></text:p>
          <text:p text:style-name="P14"><text:a xlink:type="simple" xlink:href="#__RefHeading__164_557262154" text:style-name="Index_20_Link" text:visited-style-name="Index_20_Link">Größenauswahl<text:tab/>3</text:a></text:p>
          <text:p text:style-name="P13"><text:a xlink:type="simple" xlink:href="#__RefHeading__166_557262154" text:style-name="Index_20_Link" text:visited-style-name="Index_20_Link">Erweiterte Funktionalität<text:tab/>3</text:a></text:p>
          <text:p text:style-name="P14"><text:a xlink:type="simple" xlink:href="#__RefHeading__168_557262154" text:style-name="Index_20_Link" text:visited-style-name="Index_20_Link">Zoomen<text:tab/>3</text:a></text:p>
          <text:p text:style-name="P14"><text:a xlink:type="simple" xlink:href="#__RefHeading__170_557262154" text:style-name="Index_20_Link" text:visited-style-name="Index_20_Link">Undo und Redo<text:tab/>3</text:a></text:p>
        </text:index-body>
      </text:table-of-content>
      <text:p text:style-name="P5"/>
      <text:h text:style-name="P11" text:outline-level="1"><text:bookmark-start text:name="__RefHeading___Toc138_1310478478"/>Beschreibung<text:bookmark-end text:name="__RefHeading___Toc138_1310478478"/></text:h>
      <text:p text:style-name="P7">Die Erweiterung „Draw on Picture“ soll mit minimaler Funktionalität ermöglichen auf Bildern zu malen.</text:p>
      <text:h text:style-name="Heading_20_1" text:outline-level="1"><text:bookmark-start text:name="__RefHeading__293_423100114"/>Auswahl<text:bookmark-end text:name="__RefHeading__293_423100114"/></text:h>
      <text:p text:style-name="Text_20_body">Es soll immer nur auf ein Bild gemalt werden können. Dementsprechend soll der entsprechende Menüpunkt ausgeblendet werden, wenn keine oder mehrere Bilder ausgewählt sind.</text:p>
      <text:h text:style-name="Heading_20_1" text:outline-level="1"><text:bookmark-start text:name="__RefHeading__295_423100114"/>Speichern<text:bookmark-end text:name="__RefHeading__295_423100114"/></text:h>
      <text:p text:style-name="P8">Es soll möglich sein das bemalte Bild in dem ursprünglichen oder als ein neues Bild zu speichern.</text:p>
      <text:h text:style-name="Heading_20_1" text:outline-level="1"><text:bookmark-start text:name="__RefHeading___Toc142_1310478478"/>Umzusetzende Funktionalität<text:bookmark-end text:name="__RefHeading___Toc142_1310478478"/></text:h>
      <text:h text:style-name="Heading_20_2" text:outline-level="2"><text:bookmark-start text:name="__RefHeading__160_557262154"/>Grundlegende Funktionalität<text:bookmark-end text:name="__RefHeading__160_557262154"/></text:h>
      <text:h text:style-name="Heading_20_3" text:outline-level="3"><text:bookmark-start text:name="__RefHeading__162_557262154"/>Farbauswahl<text:bookmark-end text:name="__RefHeading__162_557262154"/></text:h>
      <text:p text:style-name="Text_20_body">Es soll möglich sein die Farbe mit der man das Bild bemalt beliebig auszuwählen.</text:p>
      <text:h text:style-name="Heading_20_3" text:outline-level="3"><text:bookmark-start text:name="__RefHeading__164_557262154"/>Größenauswahl<text:bookmark-end text:name="__RefHeading__164_557262154"/></text:h>
      <text:p text:style-name="Text_20_body">Es soll möglich sein die Strichstärke beliebig auszuwählen.</text:p>
      <text:h text:style-name="Heading_20_2" text:outline-level="2"><text:bookmark-start text:name="__RefHeading__166_557262154"/>Erweiterte Funktionalität<text:span text:style-name="T3"> (möglicherweise schwer umzusetzen)</text:span><text:bookmark-end text:name="__RefHeading__166_557262154"/></text:h>
      <text:h text:style-name="Heading_20_3" text:outline-level="3"><text:bookmark-start text:name="__RefHeading__168_557262154"/>Zoomen<text:bookmark-end text:name="__RefHeading__168_557262154"/></text:h>
      <text:p text:style-name="Text_20_body">Es soll möglich sein in das Bild herein und heraus zu zoomen.</text:p>
      <text:h text:style-name="Heading_20_3" text:outline-level="3"><text:bookmark-start text:name="__RefHeading__170_557262154"/>Undo und Redo<text:bookmark-end text:name="__RefHeading__170_557262154"/></text:h>
      <text:p text:style-name="Text_20_body">Es soll möglich sein gemalte Striche mittels undo rückgängig zu machen und durch redo erneut zu malen.</text:p>
      <text:h text:style-name="Heading_20_3" text:outline-level="3">Radierer</text:h>
      <text:p text:style-name="Text_20_body">Es soll möglich sein gemaltes wieder weg zu radier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15%" fo:text-align="start" style:justify-single-word="false"/>
      <style:text-properties style:font-name="Arial" style:font-size-asian="10.5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loext:contextual-spacing="false" fo:margin-top="0.423cm" fo:margin-bottom="0.212cm"/>
      <style:text-properties style:font-name="Arial1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loext:contextual-spacing="false" fo:margin-top="0.353cm" fo:margin-bottom="0.212cm"/>
      <style:text-properties style:font-name="Arial1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loext:contextual-spacing="false" fo:margin-top="0.247cm" fo:margin-bottom="0.212cm"/>
      <style:text-properties style:font-name="Arial1" fo:font-size="101%" fo:font-weight="bold" style:font-size-asian="101%" style:font-weight-asian="bold" style:font-size-complex="101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8.5cm" style:rel-column-width="32767*"/>
    </style:style>
    <style:style style:name="Tabelle1.B" style:family="table-column">
      <style:table-column-properties style:column-width="8.5cm" style:rel-column-width="32768*"/>
    </style:style>
    <style:style style:name="Tabelle1.A1" style:family="table-cell">
      <style:table-cell-properties fo:padding="0.097cm" fo:border="none"/>
    </style:style>
    <style:style style:name="MP1" style:family="paragraph" style:parent-style-name="Table_20_Contents">
      <style:text-properties style:font-name="Arial"/>
    </style:style>
    <style:style style:name="MP2" style:family="paragraph" style:parent-style-name="Table_20_Contents">
      <style:paragraph-properties fo:text-align="end" style:justify-single-word="false"/>
      <style:text-properties style:font-name="Arial" fo:language="en" fo:country="GB"/>
    </style:style>
    <style:style style:name="MP3" style:family="paragraph" style:parent-style-name="Footer">
      <style:paragraph-properties fo:text-align="end" style:justify-single-word="false"/>
    </style:style>
    <style:style style:name="MT1" style:family="text"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>
          <style:background-image/>
        </style:header-footer-properties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row>
            <table:table-cell table:style-name="Tabelle1.A1" office:value-type="string">
              <text:p text:style-name="MP1">Bildverwaltung: <text:span text:style-name="MT1">Enhancement</text:span> <text:span text:style-name="MT1">Specification</text:span></text:p>
            </table:table-cell>
            <table:table-cell table:style-name="Tabelle1.A1" office:value-type="string">
              <text:p text:style-name="MP2">Draw on Picture</text:p>
            </table:table-cell>
          </table:table-row>
        </table:table>
        <text:p text:style-name="Header"/>
      </style:header>
      <style:footer>
        <text:p text:style-name="MP3">Seite <text:page-number text:select-page="current">2</text:page-number> von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Header">asd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3-16T20:50:57.630000000</meta:creation-date>
    <dc:date>2019-03-27T19:33:19.08</dc:date>
    <meta:editing-duration>P1DT3H51M46S</meta:editing-duration>
    <meta:editing-cycles>5</meta:editing-cycles>
    <meta:generator>OpenOffice/4.1.4$Win32 OpenOffice.org_project/414m4$Build-9787</meta:generator>
    <dc:creator>alessio </dc:creator>
    <meta:document-statistic meta:table-count="1" meta:image-count="0" meta:object-count="0" meta:page-count="3" meta:paragraph-count="36" meta:word-count="177" meta:character-count="1231"/>
  </office:meta>
</office:document-meta>
</file>